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Module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Module.setUrlTyp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Module.getAttribute( String name , Configuration modeConf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xy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odule.rewrite( Request request ,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